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.5pt" fo:letter-spacing="0.028in" officeooo:rsid="001605e8" officeooo:paragraph-rsid="0018a51b" fo:background-color="transparent" style:font-size-asian="11.5pt" style:font-size-complex="11.5pt"/>
    </style:style>
    <style:style style:name="P2" style:family="paragraph" style:parent-style-name="Standard">
      <style:paragraph-properties fo:text-align="center" style:justify-single-word="false"/>
      <style:text-properties fo:font-size="11.5pt" fo:letter-spacing="0.028in" officeooo:paragraph-rsid="00197346" fo:background-color="transparent" style:font-size-asian="11.5pt" style:font-size-complex="11.5pt"/>
    </style:style>
    <style:style style:name="T1" style:family="text">
      <style:text-properties officeooo:rsid="001605e8"/>
    </style:style>
    <style:style style:name="T2" style:family="text">
      <style:text-properties officeooo:rsid="0018a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01</text:span>______<text:span text:style-name="T1">102______103______104______105______106______107</text:span></text:p>
      <text:p text:style-name="P2"><text:span text:style-name="T1">108______109______110______111______112______113______114</text:span></text:p>
      <text:p text:style-name="P2"><text:span text:style-name="T1"/></text:p>
      <text:p text:style-name="P2"><text:span text:style-name="T1">______115______</text:span></text:p>
      <text:p text:style-name="P1"/>
      <text:p text:style-name="P1"/>
      <text:p text:style-name="P1"/>
      <text:p text:style-name="P2"><text:span text:style-name="T1">116______117______118______119______120</text:span><text:span text:style-name="T2">______</text:span><text:span text:style-name="T1">121______122</text:span></text:p>
      <text:p text:style-name="P2"><text:span text:style-name="T1">123______124______125______126______127______128______129</text:span></text:p>
      <text:p text:style-name="P2"><text:span text:style-name="T1">______130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15:56:47</meta:creation-date>
    <meta:print-date>2013-03-22T17:47:30</meta:print-date>
    <dc:date>2013-03-22T17:50:26</dc:date>
    <meta:editing-duration>PT4M31S</meta:editing-duration>
    <meta:editing-cycles>2</meta:editing-cycles>
    <meta:generator>LibreOffice/3.6$Linux_X86_64 LibreOffice_project/360m1$Build-3</meta:generator>
    <meta:document-statistic meta:table-count="0" meta:image-count="0" meta:object-count="0" meta:page-count="1" meta:paragraph-count="6" meta:word-count="6" meta:character-count="258" meta:non-whitespace-character-count="258"/>
  </office:meta>
</office:document-meta>
</file>